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7mm"/>
    </style:style>
    <style:style style:name="co2" style:family="table-column">
      <style:table-column-properties fo:break-before="auto" style:column-width="17.27mm"/>
    </style:style>
    <style:style style:name="co3" style:family="table-column">
      <style:table-column-properties fo:break-before="auto" style:column-width="16.2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00000_1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CPU C#</text:p>
          </table:table-cell>
          <table:table-cell office:value-type="string" calcext:value-type="string">
            <text:p>CPU C</text:p>
          </table:table-cell>
          <table:table-cell office:value-type="string" calcext:value-type="string">
            <text:p>CPU C++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5897" calcext:value-type="float">
            <text:p>1,55897</text:p>
          </table:table-cell>
          <table:table-cell office:value-type="float" office:value="3.50509" calcext:value-type="float">
            <text:p>3,50509</text:p>
          </table:table-cell>
          <table:table-cell office:value-type="float" office:value="2.72937" calcext:value-type="float">
            <text:p>2,729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5939" calcext:value-type="float">
            <text:p>1,55939</text:p>
          </table:table-cell>
          <table:table-cell office:value-type="float" office:value="3.12158" calcext:value-type="float">
            <text:p>3,12158</text:p>
          </table:table-cell>
          <table:table-cell office:value-type="float" office:value="3.11977" calcext:value-type="float">
            <text:p>3,119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4855" calcext:value-type="float">
            <text:p>1,94855</text:p>
          </table:table-cell>
          <table:table-cell office:value-type="float" office:value="4.28589" calcext:value-type="float">
            <text:p>4,28589</text:p>
          </table:table-cell>
          <table:table-cell office:value-type="float" office:value="2.7295" calcext:value-type="float">
            <text:p>2,72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3738" calcext:value-type="float">
            <text:p>2,33738</text:p>
          </table:table-cell>
          <table:table-cell office:value-type="float" office:value="3.11678" calcext:value-type="float">
            <text:p>3,11678</text:p>
          </table:table-cell>
          <table:table-cell office:value-type="float" office:value="4.28397" calcext:value-type="float">
            <text:p>4,283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5855" calcext:value-type="float">
            <text:p>1,55855</text:p>
          </table:table-cell>
          <table:table-cell office:value-type="float" office:value="1.93533" calcext:value-type="float">
            <text:p>1,93533</text:p>
          </table:table-cell>
          <table:table-cell office:value-type="float" office:value="4.2898" calcext:value-type="float">
            <text:p>4,28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94502" calcext:value-type="float">
            <text:p>1,94502</text:p>
          </table:table-cell>
          <table:table-cell office:value-type="float" office:value="3.89732" calcext:value-type="float">
            <text:p>3,89732</text:p>
          </table:table-cell>
          <table:table-cell office:value-type="float" office:value="3.11846" calcext:value-type="float">
            <text:p>3,118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72691" calcext:value-type="float">
            <text:p>2,72691</text:p>
          </table:table-cell>
          <table:table-cell office:value-type="float" office:value="2.7299" calcext:value-type="float">
            <text:p>2,7299</text:p>
          </table:table-cell>
          <table:table-cell office:value-type="float" office:value="3.50951" calcext:value-type="float">
            <text:p>3,509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7055" calcext:value-type="float">
            <text:p>1,17055</text:p>
          </table:table-cell>
          <table:table-cell office:value-type="float" office:value="3.12135" calcext:value-type="float">
            <text:p>3,12135</text:p>
          </table:table-cell>
          <table:table-cell office:value-type="float" office:value="2.72817" calcext:value-type="float">
            <text:p>2,728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5792" calcext:value-type="float">
            <text:p>1,55792</text:p>
          </table:table-cell>
          <table:table-cell office:value-type="float" office:value="3.12105" calcext:value-type="float">
            <text:p>3,12105</text:p>
          </table:table-cell>
          <table:table-cell office:value-type="float" office:value="2.72796" calcext:value-type="float">
            <text:p>2,727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94757" calcext:value-type="float">
            <text:p>1,94757</text:p>
          </table:table-cell>
          <table:table-cell office:value-type="float" office:value="3.51058" calcext:value-type="float">
            <text:p>3,51058</text:p>
          </table:table-cell>
          <table:table-cell office:value-type="float" office:value="4.28914" calcext:value-type="float">
            <text:p>4,289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16801" calcext:value-type="float">
            <text:p>1,16801</text:p>
          </table:table-cell>
          <table:table-cell office:value-type="float" office:value="4.28993" calcext:value-type="float">
            <text:p>4,28993</text:p>
          </table:table-cell>
          <table:table-cell office:value-type="float" office:value="6.23593" calcext:value-type="float">
            <text:p>6,235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17001" calcext:value-type="float">
            <text:p>1,17001</text:p>
          </table:table-cell>
          <table:table-cell office:value-type="float" office:value="3.50934" calcext:value-type="float">
            <text:p>3,50934</text:p>
          </table:table-cell>
          <table:table-cell office:value-type="float" office:value="3.89741" calcext:value-type="float">
            <text:p>3,897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94488" calcext:value-type="float">
            <text:p>1,94488</text:p>
          </table:table-cell>
          <table:table-cell office:value-type="float" office:value="3.51092" calcext:value-type="float">
            <text:p>3,51092</text:p>
          </table:table-cell>
          <table:table-cell office:value-type="float" office:value="5.84371" calcext:value-type="float">
            <text:p>5,843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3379" calcext:value-type="float">
            <text:p>2,3379</text:p>
          </table:table-cell>
          <table:table-cell office:value-type="float" office:value="2.73034" calcext:value-type="float">
            <text:p>2,73034</text:p>
          </table:table-cell>
          <table:table-cell office:value-type="float" office:value="4.67126" calcext:value-type="float">
            <text:p>4,671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94743" calcext:value-type="float">
            <text:p>1,94743</text:p>
          </table:table-cell>
          <table:table-cell office:value-type="float" office:value="3.12111" calcext:value-type="float">
            <text:p>3,12111</text:p>
          </table:table-cell>
          <table:table-cell office:value-type="float" office:value="4.6764" calcext:value-type="float">
            <text:p>4,67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5837" calcext:value-type="float">
            <text:p>1,55837</text:p>
          </table:table-cell>
          <table:table-cell office:value-type="float" office:value="4.29118" calcext:value-type="float">
            <text:p>4,29118</text:p>
          </table:table-cell>
          <table:table-cell office:value-type="float" office:value="4.28601" calcext:value-type="float">
            <text:p>4,286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55813" calcext:value-type="float">
            <text:p>1,55813</text:p>
          </table:table-cell>
          <table:table-cell office:value-type="float" office:value="2.34023" calcext:value-type="float">
            <text:p>2,34023</text:p>
          </table:table-cell>
          <table:table-cell office:value-type="float" office:value="6.61801" calcext:value-type="float">
            <text:p>6,618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72449" calcext:value-type="float">
            <text:p>2,72449</text:p>
          </table:table-cell>
          <table:table-cell office:value-type="float" office:value="4.28771" calcext:value-type="float">
            <text:p>4,28771</text:p>
          </table:table-cell>
          <table:table-cell office:value-type="float" office:value="5.84198" calcext:value-type="float">
            <text:p>5,841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33888" calcext:value-type="float">
            <text:p>2,33888</text:p>
          </table:table-cell>
          <table:table-cell office:value-type="float" office:value="3.12039" calcext:value-type="float">
            <text:p>3,12039</text:p>
          </table:table-cell>
          <table:table-cell office:value-type="float" office:value="3.89592" calcext:value-type="float">
            <text:p>3,895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94828" calcext:value-type="float">
            <text:p>1,94828</text:p>
          </table:table-cell>
          <table:table-cell office:value-type="float" office:value="5.46279" calcext:value-type="float">
            <text:p>5,46279</text:p>
          </table:table-cell>
          <table:table-cell office:value-type="float" office:value="3.88999" calcext:value-type="float">
            <text:p>3,889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559" calcext:value-type="float">
            <text:p>1,559</text:p>
          </table:table-cell>
          <table:table-cell office:value-type="float" office:value="3.11211" calcext:value-type="float">
            <text:p>3,11211</text:p>
          </table:table-cell>
          <table:table-cell office:value-type="float" office:value="4.67561" calcext:value-type="float">
            <text:p>4,675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55851" calcext:value-type="float">
            <text:p>1,55851</text:p>
          </table:table-cell>
          <table:table-cell office:value-type="float" office:value="3.50955" calcext:value-type="float">
            <text:p>3,50955</text:p>
          </table:table-cell>
          <table:table-cell office:value-type="float" office:value="4.27788" calcext:value-type="float">
            <text:p>4,277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95009" calcext:value-type="float">
            <text:p>1,95009</text:p>
          </table:table-cell>
          <table:table-cell office:value-type="float" office:value="5.45525" calcext:value-type="float">
            <text:p>5,45525</text:p>
          </table:table-cell>
          <table:table-cell office:value-type="float" office:value="4.6794" calcext:value-type="float">
            <text:p>4,67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55839" calcext:value-type="float">
            <text:p>1,55839</text:p>
          </table:table-cell>
          <table:table-cell office:value-type="float" office:value="5.8283" calcext:value-type="float">
            <text:p>5,8283</text:p>
          </table:table-cell>
          <table:table-cell office:value-type="float" office:value="6.23274" calcext:value-type="float">
            <text:p>6,232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6796" calcext:value-type="float">
            <text:p>1,16796</text:p>
          </table:table-cell>
          <table:table-cell office:value-type="float" office:value="6.61988" calcext:value-type="float">
            <text:p>6,61988</text:p>
          </table:table-cell>
          <table:table-cell office:value-type="float" office:value="6.6221" calcext:value-type="float">
            <text:p>6,62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78812" calcext:value-type="float">
            <text:p>0,778812</text:p>
          </table:table-cell>
          <table:table-cell office:value-type="float" office:value="5.43977" calcext:value-type="float">
            <text:p>5,43977</text:p>
          </table:table-cell>
          <table:table-cell office:value-type="float" office:value="3.89738" calcext:value-type="float">
            <text:p>3,897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80063" calcext:value-type="float">
            <text:p>0,780063</text:p>
          </table:table-cell>
          <table:table-cell office:value-type="float" office:value="4.67119" calcext:value-type="float">
            <text:p>4,67119</text:p>
          </table:table-cell>
          <table:table-cell office:value-type="float" office:value="7.40705" calcext:value-type="float">
            <text:p>7,407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33701" calcext:value-type="float">
            <text:p>2,33701</text:p>
          </table:table-cell>
          <table:table-cell office:value-type="float" office:value="4.67077" calcext:value-type="float">
            <text:p>4,67077</text:p>
          </table:table-cell>
          <table:table-cell office:value-type="float" office:value="5.45104" calcext:value-type="float">
            <text:p>5,451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79376" calcext:value-type="float">
            <text:p>0,779376</text:p>
          </table:table-cell>
          <table:table-cell office:value-type="float" office:value="4.67401" calcext:value-type="float">
            <text:p>4,67401</text:p>
          </table:table-cell>
          <table:table-cell office:value-type="float" office:value="3.50633" calcext:value-type="float">
            <text:p>3,506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79159" calcext:value-type="float">
            <text:p>0,779159</text:p>
          </table:table-cell>
          <table:table-cell office:value-type="float" office:value="5.44932" calcext:value-type="float">
            <text:p>5,44932</text:p>
          </table:table-cell>
          <table:table-cell office:value-type="float" office:value="3.11802" calcext:value-type="float">
            <text:p>3,118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779142" calcext:value-type="float">
            <text:p>0,779142</text:p>
          </table:table-cell>
          <table:table-cell office:value-type="float" office:value="3.50421" calcext:value-type="float">
            <text:p>3,50421</text:p>
          </table:table-cell>
          <table:table-cell office:value-type="float" office:value="3.50913" calcext:value-type="float">
            <text:p>3,509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72769" calcext:value-type="float">
            <text:p>2,72769</text:p>
          </table:table-cell>
          <table:table-cell office:value-type="float" office:value="5.4459" calcext:value-type="float">
            <text:p>5,4459</text:p>
          </table:table-cell>
          <table:table-cell office:value-type="float" office:value="4.6782" calcext:value-type="float">
            <text:p>4,67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94889" calcext:value-type="float">
            <text:p>1,94889</text:p>
          </table:table-cell>
          <table:table-cell office:value-type="float" office:value="4.67344" calcext:value-type="float">
            <text:p>4,67344</text:p>
          </table:table-cell>
          <table:table-cell office:value-type="float" office:value="5.45869" calcext:value-type="float">
            <text:p>5,458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94913" calcext:value-type="float">
            <text:p>1,94913</text:p>
          </table:table-cell>
          <table:table-cell office:value-type="float" office:value="3.89414" calcext:value-type="float">
            <text:p>3,89414</text:p>
          </table:table-cell>
          <table:table-cell office:value-type="float" office:value="4.28558" calcext:value-type="float">
            <text:p>4,285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16875" calcext:value-type="float">
            <text:p>1,16875</text:p>
          </table:table-cell>
          <table:table-cell office:value-type="float" office:value="5.0631" calcext:value-type="float">
            <text:p>5,0631</text:p>
          </table:table-cell>
          <table:table-cell office:value-type="float" office:value="3.11438" calcext:value-type="float">
            <text:p>3,114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16923" calcext:value-type="float">
            <text:p>1,16923</text:p>
          </table:table-cell>
          <table:table-cell office:value-type="float" office:value="3.50173" calcext:value-type="float">
            <text:p>3,50173</text:p>
          </table:table-cell>
          <table:table-cell office:value-type="float" office:value="3.8988" calcext:value-type="float">
            <text:p>3,89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16911" calcext:value-type="float">
            <text:p>1,16911</text:p>
          </table:table-cell>
          <table:table-cell office:value-type="float" office:value="4.67542" calcext:value-type="float">
            <text:p>4,67542</text:p>
          </table:table-cell>
          <table:table-cell office:value-type="float" office:value="5.85158" calcext:value-type="float">
            <text:p>5,8515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779675" calcext:value-type="float">
            <text:p>0,779675</text:p>
          </table:table-cell>
          <table:table-cell office:value-type="float" office:value="3.50382" calcext:value-type="float">
            <text:p>3,50382</text:p>
          </table:table-cell>
          <table:table-cell office:value-type="float" office:value="6.98915" calcext:value-type="float">
            <text:p>6,989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.33829" calcext:value-type="float">
            <text:p>2,33829</text:p>
          </table:table-cell>
          <table:table-cell office:value-type="float" office:value="5.45355" calcext:value-type="float">
            <text:p>5,45355</text:p>
          </table:table-cell>
          <table:table-cell office:value-type="float" office:value="4.6773" calcext:value-type="float">
            <text:p>4,67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16923" calcext:value-type="float">
            <text:p>1,16923</text:p>
          </table:table-cell>
          <table:table-cell office:value-type="float" office:value="6.62051" calcext:value-type="float">
            <text:p>6,62051</text:p>
          </table:table-cell>
          <table:table-cell office:value-type="float" office:value="4.28686" calcext:value-type="float">
            <text:p>4,2868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779525" calcext:value-type="float">
            <text:p>0,779525</text:p>
          </table:table-cell>
          <table:table-cell office:value-type="float" office:value="4.2783" calcext:value-type="float">
            <text:p>4,2783</text:p>
          </table:table-cell>
          <table:table-cell office:value-type="float" office:value="3.8991" calcext:value-type="float">
            <text:p>3,899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55877" calcext:value-type="float">
            <text:p>1,55877</text:p>
          </table:table-cell>
          <table:table-cell office:value-type="float" office:value="3.89347" calcext:value-type="float">
            <text:p>3,89347</text:p>
          </table:table-cell>
          <table:table-cell office:value-type="float" office:value="2.33654" calcext:value-type="float">
            <text:p>2,3365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55887" calcext:value-type="float">
            <text:p>1,55887</text:p>
          </table:table-cell>
          <table:table-cell office:value-type="float" office:value="3.89802" calcext:value-type="float">
            <text:p>3,89802</text:p>
          </table:table-cell>
          <table:table-cell office:value-type="float" office:value="3.51225" calcext:value-type="float">
            <text:p>3,512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16997" calcext:value-type="float">
            <text:p>1,16997</text:p>
          </table:table-cell>
          <table:table-cell office:value-type="float" office:value="4.28478" calcext:value-type="float">
            <text:p>4,28478</text:p>
          </table:table-cell>
          <table:table-cell office:value-type="float" office:value="3.11916" calcext:value-type="float">
            <text:p>3,119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33611" calcext:value-type="float">
            <text:p>2,33611</text:p>
          </table:table-cell>
          <table:table-cell office:value-type="float" office:value="4.66834" calcext:value-type="float">
            <text:p>4,66834</text:p>
          </table:table-cell>
          <table:table-cell office:value-type="float" office:value="3.50797" calcext:value-type="float">
            <text:p>3,5079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16974" calcext:value-type="float">
            <text:p>1,16974</text:p>
          </table:table-cell>
          <table:table-cell office:value-type="float" office:value="3.11754" calcext:value-type="float">
            <text:p>3,11754</text:p>
          </table:table-cell>
          <table:table-cell office:value-type="float" office:value="5.84213" calcext:value-type="float">
            <text:p>5,842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16908" calcext:value-type="float">
            <text:p>1,16908</text:p>
          </table:table-cell>
          <table:table-cell office:value-type="float" office:value="4.27952" calcext:value-type="float">
            <text:p>4,27952</text:p>
          </table:table-cell>
          <table:table-cell office:value-type="float" office:value="5.45168" calcext:value-type="float">
            <text:p>5,451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95024" calcext:value-type="float">
            <text:p>1,95024</text:p>
          </table:table-cell>
          <table:table-cell office:value-type="float" office:value="4.28418" calcext:value-type="float">
            <text:p>4,28418</text:p>
          </table:table-cell>
          <table:table-cell office:value-type="float" office:value="4.68008" calcext:value-type="float">
            <text:p>4,6800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78003" calcext:value-type="float">
            <text:p>0,78003</text:p>
          </table:table-cell>
          <table:table-cell office:value-type="float" office:value="5.83894" calcext:value-type="float">
            <text:p>5,83894</text:p>
          </table:table-cell>
          <table:table-cell office:value-type="float" office:value="5.06264" calcext:value-type="float">
            <text:p>5,062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33991" calcext:value-type="float">
            <text:p>2,33991</text:p>
          </table:table-cell>
          <table:table-cell office:value-type="float" office:value="5.45044" calcext:value-type="float">
            <text:p>5,45044</text:p>
          </table:table-cell>
          <table:table-cell office:value-type="float" office:value="7.78446" calcext:value-type="float">
            <text:p>7,7844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50675" calcext:value-type="float">
            <text:p>3,50675</text:p>
          </table:table-cell>
          <table:table-cell office:value-type="float" office:value="5.847" calcext:value-type="float">
            <text:p>5,847</text:p>
          </table:table-cell>
          <table:table-cell office:value-type="float" office:value="6.60973" calcext:value-type="float">
            <text:p>6,6097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779512" calcext:value-type="float">
            <text:p>0,779512</text:p>
          </table:table-cell>
          <table:table-cell office:value-type="float" office:value="3.11598" calcext:value-type="float">
            <text:p>3,11598</text:p>
          </table:table-cell>
          <table:table-cell office:value-type="float" office:value="6.2245" calcext:value-type="float">
            <text:p>6,224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56015" calcext:value-type="float">
            <text:p>1,56015</text:p>
          </table:table-cell>
          <table:table-cell office:value-type="float" office:value="3.88661" calcext:value-type="float">
            <text:p>3,88661</text:p>
          </table:table-cell>
          <table:table-cell office:value-type="float" office:value="5.06176" calcext:value-type="float">
            <text:p>5,0617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.72788" calcext:value-type="float">
            <text:p>2,72788</text:p>
          </table:table-cell>
          <table:table-cell office:value-type="float" office:value="3.11342" calcext:value-type="float">
            <text:p>3,11342</text:p>
          </table:table-cell>
          <table:table-cell office:value-type="float" office:value="6.62309" calcext:value-type="float">
            <text:p>6,6230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11787" calcext:value-type="float">
            <text:p>3,11787</text:p>
          </table:table-cell>
          <table:table-cell office:value-type="float" office:value="3.50341" calcext:value-type="float">
            <text:p>3,50341</text:p>
          </table:table-cell>
          <table:table-cell office:value-type="float" office:value="7.01476" calcext:value-type="float">
            <text:p>7,0147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55852" calcext:value-type="float">
            <text:p>1,55852</text:p>
          </table:table-cell>
          <table:table-cell office:value-type="float" office:value="4.67266" calcext:value-type="float">
            <text:p>4,67266</text:p>
          </table:table-cell>
          <table:table-cell office:value-type="float" office:value="6.23439" calcext:value-type="float">
            <text:p>6,2343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.50777" calcext:value-type="float">
            <text:p>3,50777</text:p>
          </table:table-cell>
          <table:table-cell office:value-type="float" office:value="2.72466" calcext:value-type="float">
            <text:p>2,72466</text:p>
          </table:table-cell>
          <table:table-cell office:value-type="float" office:value="4.2843" calcext:value-type="float">
            <text:p>4,284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.33929" calcext:value-type="float">
            <text:p>2,33929</text:p>
          </table:table-cell>
          <table:table-cell office:value-type="float" office:value="5.4517" calcext:value-type="float">
            <text:p>5,4517</text:p>
          </table:table-cell>
          <table:table-cell office:value-type="float" office:value="3.89168" calcext:value-type="float">
            <text:p>3,8916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56014" calcext:value-type="float">
            <text:p>1,56014</text:p>
          </table:table-cell>
          <table:table-cell office:value-type="float" office:value="4.28211" calcext:value-type="float">
            <text:p>4,28211</text:p>
          </table:table-cell>
          <table:table-cell office:value-type="float" office:value="5.0655" calcext:value-type="float">
            <text:p>5,06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79003" calcext:value-type="float">
            <text:p>0,779003</text:p>
          </table:table-cell>
          <table:table-cell office:value-type="float" office:value="4.28612" calcext:value-type="float">
            <text:p>4,28612</text:p>
          </table:table-cell>
          <table:table-cell office:value-type="float" office:value="4.67642" calcext:value-type="float">
            <text:p>4,6764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55969" calcext:value-type="float">
            <text:p>1,55969</text:p>
          </table:table-cell>
          <table:table-cell office:value-type="float" office:value="4.28324" calcext:value-type="float">
            <text:p>4,28324</text:p>
          </table:table-cell>
          <table:table-cell office:value-type="float" office:value="5.44459" calcext:value-type="float">
            <text:p>5,4445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55916" calcext:value-type="float">
            <text:p>1,55916</text:p>
          </table:table-cell>
          <table:table-cell office:value-type="float" office:value="5.06315" calcext:value-type="float">
            <text:p>5,06315</text:p>
          </table:table-cell>
          <table:table-cell office:value-type="float" office:value="3.89525" calcext:value-type="float">
            <text:p>3,895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16887" calcext:value-type="float">
            <text:p>1,16887</text:p>
          </table:table-cell>
          <table:table-cell office:value-type="float" office:value="5.45091" calcext:value-type="float">
            <text:p>5,45091</text:p>
          </table:table-cell>
          <table:table-cell office:value-type="float" office:value="6.22544" calcext:value-type="float">
            <text:p>6,225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55893" calcext:value-type="float">
            <text:p>1,55893</text:p>
          </table:table-cell>
          <table:table-cell office:value-type="float" office:value="6.23388" calcext:value-type="float">
            <text:p>6,23388</text:p>
          </table:table-cell>
          <table:table-cell office:value-type="float" office:value="3.89829" calcext:value-type="float">
            <text:p>3,898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55879" calcext:value-type="float">
            <text:p>1,55879</text:p>
          </table:table-cell>
          <table:table-cell office:value-type="float" office:value="2.33532" calcext:value-type="float">
            <text:p>2,33532</text:p>
          </table:table-cell>
          <table:table-cell office:value-type="float" office:value="5.06429" calcext:value-type="float">
            <text:p>5,0642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.67194" calcext:value-type="float">
            <text:p>4,67194</text:p>
          </table:table-cell>
          <table:table-cell office:value-type="float" office:value="8.17758" calcext:value-type="float">
            <text:p>8,1775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95051" calcext:value-type="float">
            <text:p>1,95051</text:p>
          </table:table-cell>
          <table:table-cell office:value-type="float" office:value="3.89482" calcext:value-type="float">
            <text:p>3,89482</text:p>
          </table:table-cell>
          <table:table-cell office:value-type="float" office:value="5.45391" calcext:value-type="float">
            <text:p>5,4539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5575" calcext:value-type="float">
            <text:p>1,5575</text:p>
          </table:table-cell>
          <table:table-cell office:value-type="float" office:value="3.50405" calcext:value-type="float">
            <text:p>3,50405</text:p>
          </table:table-cell>
          <table:table-cell office:value-type="float" office:value="5.45357" calcext:value-type="float">
            <text:p>5,4535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779627" calcext:value-type="float">
            <text:p>0,779627</text:p>
          </table:table-cell>
          <table:table-cell office:value-type="float" office:value="5.06191" calcext:value-type="float">
            <text:p>5,06191</text:p>
          </table:table-cell>
          <table:table-cell office:value-type="float" office:value="3.89749" calcext:value-type="float">
            <text:p>3,897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16852" calcext:value-type="float">
            <text:p>1,16852</text:p>
          </table:table-cell>
          <table:table-cell office:value-type="float" office:value="5.44622" calcext:value-type="float">
            <text:p>5,44622</text:p>
          </table:table-cell>
          <table:table-cell office:value-type="float" office:value="6.23275" calcext:value-type="float">
            <text:p>6,232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55842" calcext:value-type="float">
            <text:p>1,55842</text:p>
          </table:table-cell>
          <table:table-cell office:value-type="float" office:value="4.67417" calcext:value-type="float">
            <text:p>4,67417</text:p>
          </table:table-cell>
          <table:table-cell office:value-type="float" office:value="4.67234" calcext:value-type="float">
            <text:p>4,6723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16976" calcext:value-type="float">
            <text:p>1,16976</text:p>
          </table:table-cell>
          <table:table-cell office:value-type="float" office:value="5.05061" calcext:value-type="float">
            <text:p>5,05061</text:p>
          </table:table-cell>
          <table:table-cell office:value-type="float" office:value="4.67541" calcext:value-type="float">
            <text:p>4,6754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9559" calcext:value-type="float">
            <text:p>0,389559</text:p>
          </table:table-cell>
          <table:table-cell office:value-type="float" office:value="4.6727" calcext:value-type="float">
            <text:p>4,6727</text:p>
          </table:table-cell>
          <table:table-cell office:value-type="float" office:value="7.00404" calcext:value-type="float">
            <text:p>7,0040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16931" calcext:value-type="float">
            <text:p>1,16931</text:p>
          </table:table-cell>
          <table:table-cell office:value-type="float" office:value="3.11549" calcext:value-type="float">
            <text:p>3,11549</text:p>
          </table:table-cell>
          <table:table-cell office:value-type="float" office:value="3.50652" calcext:value-type="float">
            <text:p>3,5065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55905" calcext:value-type="float">
            <text:p>1,55905</text:p>
          </table:table-cell>
          <table:table-cell office:value-type="float" office:value="4.28334" calcext:value-type="float">
            <text:p>4,28334</text:p>
          </table:table-cell>
          <table:table-cell office:value-type="float" office:value="5.06332" calcext:value-type="float">
            <text:p>5,0633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.72772" calcext:value-type="float">
            <text:p>2,72772</text:p>
          </table:table-cell>
          <table:table-cell office:value-type="float" office:value="5.06205" calcext:value-type="float">
            <text:p>5,06205</text:p>
          </table:table-cell>
          <table:table-cell office:value-type="float" office:value="5.45384" calcext:value-type="float">
            <text:p>5,4538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.33803" calcext:value-type="float">
            <text:p>2,33803</text:p>
          </table:table-cell>
          <table:table-cell office:value-type="float" office:value="3.89301" calcext:value-type="float">
            <text:p>3,89301</text:p>
          </table:table-cell>
          <table:table-cell office:value-type="float" office:value="5.84432" calcext:value-type="float">
            <text:p>5,8443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.5082" calcext:value-type="float">
            <text:p>3,5082</text:p>
          </table:table-cell>
          <table:table-cell office:value-type="float" office:value="5.8433" calcext:value-type="float">
            <text:p>5,8433</text:p>
          </table:table-cell>
          <table:table-cell office:value-type="float" office:value="1.55887" calcext:value-type="float">
            <text:p>1,5588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55811" calcext:value-type="float">
            <text:p>1,55811</text:p>
          </table:table-cell>
          <table:table-cell office:value-type="float" office:value="3.4983" calcext:value-type="float">
            <text:p>3,4983</text:p>
          </table:table-cell>
          <table:table-cell office:value-type="float" office:value="6.62603" calcext:value-type="float">
            <text:p>6,626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55868" calcext:value-type="float">
            <text:p>1,55868</text:p>
          </table:table-cell>
          <table:table-cell office:value-type="float" office:value="5.05098" calcext:value-type="float">
            <text:p>5,05098</text:p>
          </table:table-cell>
          <table:table-cell office:value-type="float" office:value="3.11696" calcext:value-type="float">
            <text:p>3,1169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94882" calcext:value-type="float">
            <text:p>1,94882</text:p>
          </table:table-cell>
          <table:table-cell office:value-type="float" office:value="3.50171" calcext:value-type="float">
            <text:p>3,50171</text:p>
          </table:table-cell>
          <table:table-cell office:value-type="float" office:value="5.06515" calcext:value-type="float">
            <text:p>5,065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16987" calcext:value-type="float">
            <text:p>1,16987</text:p>
          </table:table-cell>
          <table:table-cell office:value-type="float" office:value="3.50802" calcext:value-type="float">
            <text:p>3,50802</text:p>
          </table:table-cell>
          <table:table-cell office:value-type="float" office:value="2.72229" calcext:value-type="float">
            <text:p>2,7222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94848" calcext:value-type="float">
            <text:p>1,94848</text:p>
          </table:table-cell>
          <table:table-cell office:value-type="float" office:value="3.89178" calcext:value-type="float">
            <text:p>3,89178</text:p>
          </table:table-cell>
          <table:table-cell office:value-type="float" office:value="4.28708" calcext:value-type="float">
            <text:p>4,2870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94935" calcext:value-type="float">
            <text:p>1,94935</text:p>
          </table:table-cell>
          <table:table-cell office:value-type="float" office:value="5.83683" calcext:value-type="float">
            <text:p>5,83683</text:p>
          </table:table-cell>
          <table:table-cell office:value-type="float" office:value="5.45031" calcext:value-type="float">
            <text:p>5,4503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.33861" calcext:value-type="float">
            <text:p>2,33861</text:p>
          </table:table-cell>
          <table:table-cell office:value-type="float" office:value="3.49919" calcext:value-type="float">
            <text:p>3,49919</text:p>
          </table:table-cell>
          <table:table-cell office:value-type="float" office:value="5.05772" calcext:value-type="float">
            <text:p>5,0577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56031" calcext:value-type="float">
            <text:p>1,56031</text:p>
          </table:table-cell>
          <table:table-cell office:value-type="float" office:value="4.67076" calcext:value-type="float">
            <text:p>4,67076</text:p>
          </table:table-cell>
          <table:table-cell office:value-type="float" office:value="4.67828" calcext:value-type="float">
            <text:p>4,6782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.72581" calcext:value-type="float">
            <text:p>2,72581</text:p>
          </table:table-cell>
          <table:table-cell office:value-type="float" office:value="5.06531" calcext:value-type="float">
            <text:p>5,06531</text:p>
          </table:table-cell>
          <table:table-cell office:value-type="float" office:value="4.28723" calcext:value-type="float">
            <text:p>4,2872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16878" calcext:value-type="float">
            <text:p>1,16878</text:p>
          </table:table-cell>
          <table:table-cell office:value-type="float" office:value="3.5077" calcext:value-type="float">
            <text:p>3,5077</text:p>
          </table:table-cell>
          <table:table-cell office:value-type="float" office:value="3.5038" calcext:value-type="float">
            <text:p>3,503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55776" calcext:value-type="float">
            <text:p>1,55776</text:p>
          </table:table-cell>
          <table:table-cell office:value-type="float" office:value="5.06246" calcext:value-type="float">
            <text:p>5,06246</text:p>
          </table:table-cell>
          <table:table-cell office:value-type="float" office:value="4.67639" calcext:value-type="float">
            <text:p>4,676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72772" calcext:value-type="float">
            <text:p>2,72772</text:p>
          </table:table-cell>
          <table:table-cell office:value-type="float" office:value="3.12141" calcext:value-type="float">
            <text:p>3,12141</text:p>
          </table:table-cell>
          <table:table-cell office:value-type="float" office:value="4.28631" calcext:value-type="float">
            <text:p>4,2863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79714" calcext:value-type="float">
            <text:p>0,779714</text:p>
          </table:table-cell>
          <table:table-cell office:value-type="float" office:value="5.46116" calcext:value-type="float">
            <text:p>5,46116</text:p>
          </table:table-cell>
          <table:table-cell office:value-type="float" office:value="5.84204" calcext:value-type="float">
            <text:p>5,8420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16917" calcext:value-type="float">
            <text:p>1,16917</text:p>
          </table:table-cell>
          <table:table-cell office:value-type="float" office:value="5.43951" calcext:value-type="float">
            <text:p>5,43951</text:p>
          </table:table-cell>
          <table:table-cell office:value-type="float" office:value="7.80131" calcext:value-type="float">
            <text:p>7,8013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16873" calcext:value-type="float">
            <text:p>1,16873</text:p>
          </table:table-cell>
          <table:table-cell office:value-type="float" office:value="3.88843" calcext:value-type="float">
            <text:p>3,88843</text:p>
          </table:table-cell>
          <table:table-cell office:value-type="float" office:value="4.6732" calcext:value-type="float">
            <text:p>4,673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56015" calcext:value-type="float">
            <text:p>1,56015</text:p>
          </table:table-cell>
          <table:table-cell office:value-type="float" office:value="2.33375" calcext:value-type="float">
            <text:p>2,33375</text:p>
          </table:table-cell>
          <table:table-cell office:value-type="float" office:value="3.89809" calcext:value-type="float">
            <text:p>3,8980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94784" calcext:value-type="float">
            <text:p>1,94784</text:p>
          </table:table-cell>
          <table:table-cell office:value-type="float" office:value="3.50727" calcext:value-type="float">
            <text:p>3,50727</text:p>
          </table:table-cell>
          <table:table-cell office:value-type="float" office:value="4.28846" calcext:value-type="float">
            <text:p>4,2884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94756" calcext:value-type="float">
            <text:p>1,94756</text:p>
          </table:table-cell>
          <table:table-cell office:value-type="float" office:value="3.11804" calcext:value-type="float">
            <text:p>3,11804</text:p>
          </table:table-cell>
          <table:table-cell office:value-type="float" office:value="3.89471" calcext:value-type="float">
            <text:p>3,8947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.34006" calcext:value-type="float">
            <text:p>2,34006</text:p>
          </table:table-cell>
          <table:table-cell office:value-type="float" office:value="3.11114" calcext:value-type="float">
            <text:p>3,11114</text:p>
          </table:table-cell>
          <table:table-cell office:value-type="float" office:value="3.89752" calcext:value-type="float">
            <text:p>3,8975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55845" calcext:value-type="float">
            <text:p>1,55845</text:p>
          </table:table-cell>
          <table:table-cell office:value-type="float" office:value="2.73018" calcext:value-type="float">
            <text:p>2,73018</text:p>
          </table:table-cell>
          <table:table-cell office:value-type="float" office:value="5.45592" calcext:value-type="float">
            <text:p>5,455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.11545" calcext:value-type="float">
            <text:p>3,11545</text:p>
          </table:table-cell>
          <table:table-cell office:value-type="float" office:value="5.84577" calcext:value-type="float">
            <text:p>5,84577</text:p>
          </table:table-cell>
          <table:table-cell office:value-type="float" office:value="3.89503" calcext:value-type="float">
            <text:p>3,895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79482" calcext:value-type="float">
            <text:p>0,779482</text:p>
          </table:table-cell>
          <table:table-cell office:value-type="float" office:value="3.50924" calcext:value-type="float">
            <text:p>3,50924</text:p>
          </table:table-cell>
          <table:table-cell office:value-type="float" office:value="4.28505" calcext:value-type="float">
            <text:p>4,2850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89583" calcext:value-type="float">
            <text:p>0,389583</text:p>
          </table:table-cell>
          <table:table-cell office:value-type="float" office:value="2.72596" calcext:value-type="float">
            <text:p>2,72596</text:p>
          </table:table-cell>
          <table:table-cell office:value-type="float" office:value="2.72932" calcext:value-type="float">
            <text:p>2,7293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5585" calcext:value-type="float">
            <text:p>1,5585</text:p>
          </table:table-cell>
          <table:table-cell office:value-type="float" office:value="3.50484" calcext:value-type="float">
            <text:p>3,50484</text:p>
          </table:table-cell>
          <table:table-cell office:value-type="float" office:value="1.95003" calcext:value-type="float">
            <text:p>1,9500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779174" calcext:value-type="float">
            <text:p>0,779174</text:p>
          </table:table-cell>
          <table:table-cell office:value-type="float" office:value="4.67191" calcext:value-type="float">
            <text:p>4,67191</text:p>
          </table:table-cell>
          <table:table-cell office:value-type="float" office:value="3.5075" calcext:value-type="float">
            <text:p>3,507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16829" calcext:value-type="float">
            <text:p>1,16829</text:p>
          </table:table-cell>
          <table:table-cell office:value-type="float" office:value="6.23113" calcext:value-type="float">
            <text:p>6,23113</text:p>
          </table:table-cell>
          <table:table-cell office:value-type="float" office:value="3.11714" calcext:value-type="float">
            <text:p>3,1171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94778" calcext:value-type="float">
            <text:p>1,94778</text:p>
          </table:table-cell>
          <table:table-cell office:value-type="float" office:value="5.06659" calcext:value-type="float">
            <text:p>5,06659</text:p>
          </table:table-cell>
          <table:table-cell office:value-type="float" office:value="4.68168" calcext:value-type="float">
            <text:p>4,6816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.12064" calcext:value-type="float">
            <text:p>3,12064</text:p>
          </table:table-cell>
          <table:table-cell office:value-type="float" office:value="3.11859" calcext:value-type="float">
            <text:p>3,11859</text:p>
          </table:table-cell>
          <table:table-cell office:value-type="float" office:value="5.06554" calcext:value-type="float">
            <text:p>5,0655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779259" calcext:value-type="float">
            <text:p>0,779259</text:p>
          </table:table-cell>
          <table:table-cell office:value-type="float" office:value="4.28247" calcext:value-type="float">
            <text:p>4,28247</text:p>
          </table:table-cell>
          <table:table-cell office:value-type="float" office:value="3.1177" calcext:value-type="float">
            <text:p>3,117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.11686" calcext:value-type="float">
            <text:p>3,11686</text:p>
          </table:table-cell>
          <table:table-cell office:value-type="float" office:value="4.67116" calcext:value-type="float">
            <text:p>4,67116</text:p>
          </table:table-cell>
          <table:table-cell office:value-type="float" office:value="3.11934" calcext:value-type="float">
            <text:p>3,1193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55914" calcext:value-type="float">
            <text:p>1,55914</text:p>
          </table:table-cell>
          <table:table-cell office:value-type="float" office:value="4.28216" calcext:value-type="float">
            <text:p>4,28216</text:p>
          </table:table-cell>
          <table:table-cell office:value-type="float" office:value="7.01386" calcext:value-type="float">
            <text:p>7,0138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55901" calcext:value-type="float">
            <text:p>1,55901</text:p>
          </table:table-cell>
          <table:table-cell office:value-type="float" office:value="3.89505" calcext:value-type="float">
            <text:p>3,89505</text:p>
          </table:table-cell>
          <table:table-cell office:value-type="float" office:value="3.50263" calcext:value-type="float">
            <text:p>3,5026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.11789" calcext:value-type="float">
            <text:p>3,11789</text:p>
          </table:table-cell>
          <table:table-cell office:value-type="float" office:value="4.67698" calcext:value-type="float">
            <text:p>4,67698</text:p>
          </table:table-cell>
          <table:table-cell office:value-type="float" office:value="5.84784" calcext:value-type="float">
            <text:p>5,8478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.72821" calcext:value-type="float">
            <text:p>2,72821</text:p>
          </table:table-cell>
          <table:table-cell office:value-type="float" office:value="4.28263" calcext:value-type="float">
            <text:p>4,28263</text:p>
          </table:table-cell>
          <table:table-cell office:value-type="float" office:value="3.89376" calcext:value-type="float">
            <text:p>3,8937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55934" calcext:value-type="float">
            <text:p>1,55934</text:p>
          </table:table-cell>
          <table:table-cell office:value-type="float" office:value="3.89332" calcext:value-type="float">
            <text:p>3,89332</text:p>
          </table:table-cell>
          <table:table-cell office:value-type="float" office:value="5.45618" calcext:value-type="float">
            <text:p>5,4561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.1173" calcext:value-type="float">
            <text:p>3,1173</text:p>
          </table:table-cell>
          <table:table-cell office:value-type="float" office:value="5.45294" calcext:value-type="float">
            <text:p>5,45294</text:p>
          </table:table-cell>
          <table:table-cell office:value-type="float" office:value="4.67339" calcext:value-type="float">
            <text:p>4,6733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16995" calcext:value-type="float">
            <text:p>1,16995</text:p>
          </table:table-cell>
          <table:table-cell office:value-type="float" office:value="4.28438" calcext:value-type="float">
            <text:p>4,28438</text:p>
          </table:table-cell>
          <table:table-cell office:value-type="float" office:value="6.62557" calcext:value-type="float">
            <text:p>6,6255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55878" calcext:value-type="float">
            <text:p>1,55878</text:p>
          </table:table-cell>
          <table:table-cell office:value-type="float" office:value="6.60564" calcext:value-type="float">
            <text:p>6,60564</text:p>
          </table:table-cell>
          <table:table-cell office:value-type="float" office:value="6.61611" calcext:value-type="float">
            <text:p>6,6161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.3373" calcext:value-type="float">
            <text:p>2,3373</text:p>
          </table:table-cell>
          <table:table-cell office:value-type="float" office:value="4.27853" calcext:value-type="float">
            <text:p>4,27853</text:p>
          </table:table-cell>
          <table:table-cell office:value-type="float" office:value="5.84463" calcext:value-type="float">
            <text:p>5,8446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779968" calcext:value-type="float">
            <text:p>0,779968</text:p>
          </table:table-cell>
          <table:table-cell office:value-type="float" office:value="5.06459" calcext:value-type="float">
            <text:p>5,06459</text:p>
          </table:table-cell>
          <table:table-cell office:value-type="float" office:value="6.6278" calcext:value-type="float">
            <text:p>6,627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779965" calcext:value-type="float">
            <text:p>0,779965</text:p>
          </table:table-cell>
          <table:table-cell office:value-type="float" office:value="3.89273" calcext:value-type="float">
            <text:p>3,89273</text:p>
          </table:table-cell>
          <table:table-cell office:value-type="float" office:value="7.01463" calcext:value-type="float">
            <text:p>7,0146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.89103" calcext:value-type="float">
            <text:p>3,89103</text:p>
          </table:table-cell>
          <table:table-cell office:value-type="float" office:value="3.89677" calcext:value-type="float">
            <text:p>3,89677</text:p>
          </table:table-cell>
          <table:table-cell office:value-type="float" office:value="5.06631" calcext:value-type="float">
            <text:p>5,0663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21])/120" office:value-type="float" office:value="1.7048529" calcext:value-type="float">
            <text:p>1,7048529</text:p>
          </table:table-cell>
          <table:table-cell table:formula="of:=SUM([.C2:.C121])/120" office:value-type="float" office:value="4.25107833333333" calcext:value-type="float">
            <text:p>4,25107833333333</text:p>
          </table:table-cell>
          <table:table-cell table:formula="of:=SUM([.D2:.D121])/120" office:value-type="float" office:value="4.74636075" calcext:value-type="float">
            <text:p>4,74636075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21])" office:value-type="float" office:value="3.89103" calcext:value-type="float">
            <text:p>3,89103</text:p>
          </table:table-cell>
          <table:table-cell table:formula="of:=MAX([.C2:.C121])" office:value-type="float" office:value="6.62051" calcext:value-type="float">
            <text:p>6,62051</text:p>
          </table:table-cell>
          <table:table-cell table:formula="of:=MAX([.D2:.D121])" office:value-type="float" office:value="8.17758" calcext:value-type="float">
            <text:p>8,1775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121])" office:value-type="float" office:value="0" calcext:value-type="float">
            <text:p>0</text:p>
          </table:table-cell>
          <table:table-cell table:formula="of:=MIN([.C2:.C121])" office:value-type="float" office:value="1.93533" calcext:value-type="float">
            <text:p>1,93533</text:p>
          </table:table-cell>
          <table:table-cell table:formula="of:=MIN([.D2:.D121])" office:value-type="float" office:value="1.55887" calcext:value-type="float">
            <text:p>1,558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.00.0000</text:date>, <text:time style:data-style-name="N2" text:time-value="19:19:45.53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8T19:20:01.392000000</dc:date>
    <meta:editing-duration>PT5M24S</meta:editing-duration>
    <meta:editing-cycles>5</meta:editing-cycles>
    <meta:generator>LibreOffice/5.4.4.2$Windows_X86_64 LibreOffice_project/2524958677847fb3bb44820e40380acbe820f960</meta:generator>
    <meta:document-statistic meta:table-count="1" meta:cell-count="495" meta:object-count="0"/>
  </office:meta>
</office:document-meta>
</file>